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risten ITC" svg:font-family="'Kristen ITC'" style:font-family-generic="script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9cm" draw:marker-end-width="0.439cm" draw:fill-color="#000000" draw:opacity="0%" draw:textarea-horizontal-align="justify" draw:textarea-vertical-align="middle" draw:auto-grow-height="false" fo:min-height="2.029cm" fo:min-width="1.777cm" fo:padding-top="0.205cm" fo:padding-bottom="0.205cm" fo:padding-left="0.33cm" fo:padding-right="0.33cm"/>
    </style:style>
    <style:style style:name="gr2" style:family="graphic" style:parent-style-name="standard">
      <style:graphic-properties draw:stroke="none" svg:stroke-color="#000000" draw:fill="none" draw:fill-color="#000000" fo:min-height="5.319cm"/>
      <style:paragraph-properties style:writing-mode="lr-tb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028cm" fo:min-width="0cm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style:paragraph-properties fo:margin-top="0cm" fo:margin-bottom="0.1cm"/>
      <style:text-properties fo:font-size="135pt" fo:font-weight="bold" style:font-size-asian="135pt" style:font-weight-asian="bold" style:font-size-complex="135pt" style:font-weight-complex="bold"/>
    </style:style>
    <style:style style:name="P3" style:family="paragraph">
      <loext:graphic-properties draw:fill="none" draw:fill-color="#000000"/>
      <style:paragraph-properties fo:margin-top="0cm" fo:margin-bottom="0.1cm"/>
      <style:text-properties style:font-name="Kristen ITC" fo:font-size="135pt" fo:font-weight="bold" style:font-size-asian="135pt" style:font-weight-asian="bold" style:font-size-complex="135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size="135pt" fo:font-weight="bold" style:font-size-asian="135pt" style:font-weight-asian="bold" style:font-size-complex="1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73cm" svg:height="4.873cm" svg:x="0.06cm" svg:y="0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397cm" svg:height="5.569cm" svg:x="1.497cm" svg:y="0.254cm">
          <draw:text-box>
            <text:p text:style-name="P2"><text:span text:style-name="T1">f</text:span></text:p>
          </draw:text-box>
        </draw:frame>
        <draw:custom-shape draw:style-name="gr3" draw:text-style-name="P4" draw:layer="layout" svg:width="0.635cm" svg:height="0.555cm" svg:x="2.159cm" svg:y="4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risten ITC" svg:font-family="'Kristen ITC'" style:font-family-generic="script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36:28.561000000</dc:date>
    <meta:editing-duration>PT23M3S</meta:editing-duration>
    <meta:editing-cycles>10</meta:editing-cycles>
    <meta:document-statistic meta:object-count="3"/>
  </office:meta>
</office:document-meta>
</file>